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sans-serif"/>
    <style:font-face style:name="Chandas" svg:font-family="Chandas" style:font-pitch="variable"/>
    <style:font-face style:name="FreeSans" svg:font-family="FreeSans" style:font-family-generic="swiss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Roboto, Arial, sans-serif"/>
    <style:font-face style:name="monospace" svg:font-family="monospace"/>
    <style:font-face style:name="monospace1" svg:font-family="monospace, 'Droid Sans Mono', monospace, monospace, 'Droid Sans Fallback'"/>
    <style:font-face style:name="sans-serif" svg:font-family="sans-serif"/>
  </office:font-face-decls>
  <office:automatic-styles>
    <style:style style:name="P1" style:family="paragraph" style:parent-style-name="Text_20_body">
      <style:paragraph-properties fo:margin-top="0.388cm" fo:margin-bottom="0.282cm" style:contextual-spacing="false" fo:line-height="129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Chandas" fo:font-size="11pt" fo:font-style="normal" style:text-underline-style="none" fo:font-weight="normal" officeooo:paragraph-rsid="001311c0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Text_20_body">
      <style:paragraph-properties fo:margin-top="0.388cm" fo:margin-bottom="0.282cm" style:contextual-spacing="false" fo:line-height="129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Chandas" fo:font-size="11pt" fo:font-style="normal" style:text-underline-style="none" fo:font-weight="normal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Chandas" fo:font-size="11pt" fo:font-style="normal" style:text-underline-style="none" fo:font-weight="normal" officeooo:rsid="00157762" officeooo:paragraph-rsid="00157762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Text_20_body">
      <style:paragraph-properties fo:margin-top="0.388cm" fo:margin-bottom="0.282cm" style:contextual-spacing="false" fo:line-height="129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Chandas" fo:font-size="11pt" fo:font-style="normal" style:text-underline-style="none" fo:font-weight="normal" style:text-blinking="false" fo:background-color="transparent" style:font-size-asian="11pt" style:font-size-complex="11pt"/>
    </style:style>
    <style:style style:name="P5" style:family="paragraph" style:parent-style-name="Text_20_body">
      <loext:graphic-properties draw:fill="none" draw:fill-color="#ffffff"/>
      <style:paragraph-properties fo:text-align="start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handas" fo:font-size="11pt" fo:font-style="normal" style:text-underline-style="none" fo:font-weight="normal" officeooo:rsid="001311c0" officeooo:paragraph-rsid="001311c0" style:text-blinking="false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Chandas" fo:font-size="11pt" fo:font-style="normal" style:text-underline-style="none" fo:font-weight="bold" style:text-blinking="false" fo:background-color="transparent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Text_20_body">
      <style:paragraph-properties fo:margin-top="0.388cm" fo:margin-bottom="0.282cm" style:contextual-spacing="false" fo:line-height="129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Chandas" fo:font-size="11pt" fo:font-style="normal" style:text-underline-style="none" fo:font-weight="bold" style:text-blinking="false" fo:background-color="transparent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margin-top="0.388cm" fo:margin-bottom="0.282cm" style:contextual-spacing="false" fo:line-height="129%" fo:text-align="start" style:justify-single-word="false" style:writing-mode="lr-tb"/>
      <style:text-properties fo:font-variant="normal" fo:text-transform="none" fo:color="#000000" loext:opacity="100%" style:font-name="Chandas" fo:font-size="11pt" fo:font-style="normal" fo:font-weight="normal" officeooo:paragraph-rsid="0014dd83" style:font-size-asian="11pt" style:font-size-complex="11pt"/>
    </style:style>
    <style:style style:name="P9" style:family="paragraph" style:parent-style-name="Text_20_body">
      <style:paragraph-properties fo:margin-top="0.388cm" fo:margin-bottom="0.282cm" style:contextual-spacing="false" fo:line-height="129%" fo:text-align="start" style:justify-single-word="false" style:writing-mode="lr-tb"/>
      <style:text-properties fo:font-variant="normal" fo:text-transform="none" fo:color="#000000" loext:opacity="100%" style:font-name="Chandas" fo:font-size="11pt" fo:font-style="normal" fo:font-weight="bold" officeooo:paragraph-rsid="0014dd83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margin-top="0.388cm" fo:margin-bottom="0.282cm" style:contextual-spacing="false" fo:line-height="129%" fo:text-align="start" style:justify-single-word="false" style:writing-mode="lr-tb"/>
      <style:text-properties style:text-line-through-style="none" style:text-line-through-type="none" style:font-name="Chandas" fo:font-size="11pt" fo:font-style="normal" fo:font-weight="normal" officeooo:paragraph-rsid="00157762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text-line-through-style="none" style:text-line-through-type="none" style:font-name="Chandas" fo:font-size="11pt" fo:font-style="normal" fo:font-weight="normal" officeooo:rsid="00146f7c" officeooo:paragraph-rsid="00146f7c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text-line-through-style="none" style:text-line-through-type="none" style:font-name="Chandas" fo:font-size="11pt" fo:font-style="normal" fo:font-weight="normal" officeooo:rsid="00157762" officeooo:paragraph-rsid="00157762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text-line-through-style="none" style:text-line-through-type="none" style:font-name="Chandas" fo:font-size="11pt" fo:font-style="normal" fo:font-weight="normal" officeooo:paragraph-rsid="00146f7c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text-line-through-style="none" style:text-line-through-type="none" style:font-name="Chandas" fo:font-size="11pt" fo:font-style="normal" fo:font-weight="normal" officeooo:paragraph-rsid="00157762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text-line-through-style="none" style:text-line-through-type="none" style:font-name="Chandas" fo:font-size="11pt" fo:font-style="normal" fo:font-weight="normal" officeooo:paragraph-rsid="0014ce76" style:font-size-asian="11pt" style:font-size-complex="11pt"/>
    </style:style>
    <style:style style:name="P16" style:family="paragraph" style:parent-style-name="Text_20_body">
      <style:paragraph-properties fo:text-align="start" style:justify-single-word="false"/>
      <style:text-properties style:font-name="Chandas" fo:font-size="11pt" officeooo:paragraph-rsid="00157762" style:font-size-asian="11pt" style:font-size-complex="11pt"/>
    </style:style>
    <style:style style:name="P17" style:family="paragraph" style:parent-style-name="Text_20_body">
      <style:paragraph-properties fo:text-align="start" style:justify-single-word="false"/>
      <style:text-properties style:font-name="Chandas" fo:font-size="11pt" fo:font-weight="bold" officeooo:paragraph-rsid="00157762" style:font-size-asian="11pt" style:font-weight-asian="bold" style:font-size-complex="11pt" style:font-weight-complex="bold"/>
    </style:style>
    <style:style style:name="T1" style:family="text">
      <style:text-properties officeooo:rsid="001311c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FreeSans" fo:font-size="11pt" fo:font-style="normal" style:text-underline-style="none" fo:font-weight="normal" officeooo:rsid="0014dd83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14dd83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4dd83" style:text-blinking="false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57762" style:text-blinking="false" fo:background-color="transparent" loext:char-shading-value="0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4dd83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4dd83" style:text-blinking="false" fo:background-color="transparent" loext:char-shading-value="0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style-asian="normal" style:font-style-complex="normal"/>
    </style:style>
    <style:style style:name="T12" style:family="text">
      <style:text-properties fo:font-variant="normal" fo:text-transform="none" fo:color="#000000" loext:opacity="100%" style:font-name="Calibri" fo:font-size="12pt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underline-style="none" officeooo:rsid="001311c0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underline-style="none" officeooo:rsid="0014ce76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000000" loext:opacity="100%" style:text-underline-style="none" officeooo:rsid="0014ce76" style:text-blinking="false" fo:background-color="transparent" loext:char-shading-value="0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00000" loext:opacity="100%" style:text-underline-style="none" officeooo:rsid="00157762" style:text-blinking="false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loext:opacity="100%" style:text-underline-style="none" officeooo:rsid="00157762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underline-style="none" fo:font-weight="bold" style:text-blinking="false" fo:background-color="transparent" loext:char-shading-value="0" style:font-weight-asian="bold" style:font-weight-complex="bold"/>
    </style:style>
    <style:style style:name="T20" style:family="text">
      <style:text-properties fo:font-variant="normal" fo:text-transform="none" fo:color="#000000" loext:opacity="100%" fo:font-size="12pt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fo:color="#212121" loext:opacity="100%" style:font-name="monospace" fo:font-size="10.5pt" fo:letter-spacing="normal" fo:font-style="normal" fo:font-weight="normal"/>
    </style:style>
    <style:style style:name="T22" style:family="text">
      <style:text-properties fo:font-variant="normal" fo:text-transform="none" fo:color="#212121" loext:opacity="100%" style:font-name="monospace" fo:font-size="10.5pt" fo:letter-spacing="normal" fo:font-style="normal" fo:font-weight="normal" officeooo:rsid="00157762"/>
    </style:style>
    <style:style style:name="T23" style:family="text">
      <style:text-properties fo:font-variant="normal" fo:text-transform="none" fo:color="#212121" loext:opacity="100%" fo:font-size="10.5pt" fo:letter-spacing="normal" fo:font-style="normal" fo:font-weight="normal"/>
    </style:style>
    <style:style style:name="T24" style:family="text">
      <style:text-properties fo:font-variant="normal" fo:text-transform="none" fo:color="#212121" loext:opacity="100%" fo:font-size="10.5pt" fo:letter-spacing="normal" fo:font-style="normal" fo:font-weight="normal" officeooo:rsid="00157762"/>
    </style:style>
    <style:style style:name="T25" style:family="text">
      <style:text-properties fo:font-variant="normal" fo:text-transform="none" fo:color="#212121" loext:opacity="100%" fo:letter-spacing="normal" fo:font-style="normal" fo:font-weight="normal"/>
    </style:style>
    <style:style style:name="T26" style:family="text">
      <style:text-properties fo:font-variant="normal" fo:text-transform="none" fo:color="#212121" loext:opacity="100%" fo:letter-spacing="normal" fo:font-style="normal" fo:font-weight="normal" officeooo:rsid="00157762"/>
    </style:style>
    <style:style style:name="T27" style:family="text">
      <style:text-properties fo:font-variant="normal" fo:text-transform="none" fo:color="#212121" loext:opacity="100%" fo:letter-spacing="normal" fo:font-style="normal" fo:font-weight="bold" officeooo:rsid="00157762" style:font-weight-asian="bold" style:font-weight-complex="bold"/>
    </style:style>
    <style:style style:name="T28" style:family="text">
      <style:text-properties fo:font-variant="normal" fo:text-transform="none" fo:color="#212121" loext:opacity="100%" style:text-line-through-style="none" style:text-line-through-type="none" fo:letter-spacing="normal" fo:font-style="normal" style:text-underline-style="none" fo:font-weight="normal" officeooo:rsid="0014dd83" style:text-blinking="false" fo:background-color="transparent" loext:char-shading-value="0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146f7c"/>
    </style:style>
    <style:style style:name="T31" style:family="text">
      <style:text-properties fo:color="#212121" loext:opacity="100%" style:font-name="monospace" fo:font-size="10.5pt" fo:letter-spacing="normal"/>
    </style:style>
    <style:style style:name="T32" style:family="text">
      <style:text-properties fo:color="#212121" loext:opacity="100%" style:text-line-through-style="none" style:text-line-through-type="none" style:font-name="monospace" fo:font-size="10.5pt" fo:letter-spacing="normal" style:text-underline-style="none" officeooo:rsid="0014dd83" style:text-blinking="false" fo:background-color="transparent" loext:char-shading-value="0"/>
    </style:style>
    <style:style style:name="T33" style:family="text">
      <style:text-properties fo:color="#212121" loext:opacity="100%" style:text-line-through-style="none" style:text-line-through-type="none" fo:font-size="10.5pt" fo:letter-spacing="normal" style:text-underline-style="none" officeooo:rsid="0014dd83" style:text-blinking="false" fo:background-color="transparent" loext:char-shading-value="0"/>
    </style:style>
    <style:style style:name="T34" style:family="text">
      <style:text-properties fo:color="#212121" loext:opacity="100%" style:text-line-through-style="none" style:text-line-through-type="none" fo:letter-spacing="normal" style:text-underline-style="none" officeooo:rsid="0014dd83" style:text-blinking="false" fo:background-color="transparent" loext:char-shading-value="0"/>
    </style:style>
    <style:style style:name="T35" style:family="text">
      <style:text-properties fo:color="#212121" loext:opacity="100%" fo:font-size="10.5pt" fo:letter-spacing="normal"/>
    </style:style>
    <style:style style:name="T36" style:family="text">
      <style:text-properties fo:color="#212121" loext:opacity="100%" fo:letter-spacing="normal"/>
    </style:style>
    <style:style style:name="T37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38" style:family="text">
      <style:text-properties style:text-line-through-style="none" style:text-line-through-type="none" style:text-underline-style="none" officeooo:rsid="0014dd83" style:text-blinking="false" fo:background-color="transparent" loext:char-shading-value="0"/>
    </style:style>
    <style:style style:name="T39" style:family="text">
      <style:text-properties style:text-line-through-style="none" style:text-line-through-type="none" style:font-name="FreeSan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0" style:family="text">
      <style:text-properties style:text-line-through-style="none" style:text-line-through-type="non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1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officeooo:rsid="00157762"/>
    </style:style>
    <style:style style:name="T43" style:family="text">
      <style:text-properties fo:color="#a31515" loext:opacity="100%" style:font-name="monospace1" fo:font-size="10.5pt" fo:font-weight="normal" fo:background-color="#fffffe" loext:char-shading-value="0"/>
    </style:style>
    <style:style style:name="T44" style:family="text">
      <style:text-properties fo:color="#a31515" loext:opacity="100%" fo:font-size="10.5pt" fo:font-weight="normal" fo:background-color="#fffffe" loext:char-shading-value="0"/>
    </style:style>
    <style:style style:name="T45" style:family="text">
      <style:text-properties fo:color="#a31515" loext:opacity="100%" fo:font-weight="normal" fo:background-color="#fffffe" loext:char-shading-value="0"/>
    </style:style>
    <style:style style:name="T46" style:family="text">
      <style:text-properties fo:color="#000000" loext:opacity="100%" style:font-name="monospace1" fo:font-size="10.5pt" fo:font-weight="normal" fo:background-color="#fffffe" loext:char-shading-value="0"/>
    </style:style>
    <style:style style:name="T47" style:family="text">
      <style:text-properties fo:color="#000000" loext:opacity="100%" fo:font-size="10.5pt" fo:font-weight="normal" fo:background-color="#fffffe" loext:char-shading-value="0"/>
    </style:style>
    <style:style style:name="T48" style:family="text">
      <style:text-properties fo:color="#000000" loext:opacity="100%" fo:font-weight="normal" fo:background-color="#fffffe" loext:char-shading-value="0"/>
    </style:style>
    <style:style style:name="T49" style:family="text">
      <style:text-properties fo:color="#257693" loext:opacity="100%" style:font-name="monospace1" fo:font-size="10.5pt" fo:font-weight="normal" fo:background-color="#fffffe" loext:char-shading-value="0"/>
    </style:style>
    <style:style style:name="T50" style:family="text">
      <style:text-properties fo:color="#257693" loext:opacity="100%" fo:font-size="10.5pt" fo:font-weight="normal" fo:background-color="#fffffe" loext:char-shading-value="0"/>
    </style:style>
    <style:style style:name="T51" style:family="text">
      <style:text-properties fo:color="#257693" loext:opacity="100%" fo:font-weight="normal" fo:background-color="#fffffe" loext:char-shading-value="0"/>
    </style:style>
    <style:style style:name="T52" style:family="text">
      <style:text-properties fo:color="#098156" loext:opacity="100%" style:font-name="monospace1" fo:font-size="10.5pt" fo:font-weight="normal" fo:background-color="#fffffe" loext:char-shading-value="0"/>
    </style:style>
    <style:style style:name="T53" style:family="text">
      <style:text-properties fo:color="#098156" loext:opacity="100%" fo:font-size="10.5pt" fo:font-weight="normal" fo:background-color="#fffffe" loext:char-shading-value="0"/>
    </style:style>
    <style:style style:name="T54" style:family="text">
      <style:text-properties fo:color="#098156" loext:opacity="100%" fo:font-weight="normal" fo:background-color="#fffffe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58cm" fo:text-indent="-0.635cm" fo:margin-left="1.65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93cm" fo:text-indent="-0.635cm" fo:margin-left="2.293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928cm" fo:text-indent="-0.635cm" fo:margin-left="2.92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63cm" fo:text-indent="-0.635cm" fo:margin-left="3.563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98cm" fo:text-indent="-0.635cm" fo:margin-left="4.19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833cm" fo:text-indent="-0.635cm" fo:margin-left="4.833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68cm" fo:text-indent="-0.635cm" fo:margin-left="5.46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103cm" fo:text-indent="-0.635cm" fo:margin-left="6.10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738cm" fo:text-indent="-0.635cm" fo:margin-left="6.73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73cm" fo:text-indent="-0.635cm" fo:margin-left="7.373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docs-internal-guid-965f759a-7fff-aa0d-8a87-46a519e3f86c"/>1. In the below elements which of them are values or an expression? eg:- values can be integer or string and expressions will be mathematical operators.</text:p>
      <text:p text:style-name="P3">Ans.</text:p>
      <text:p text:style-name="P1">* <text:span text:style-name="T1">=&gt; <text:s/>Mathematical operator </text:span></text:p>
      <text:p text:style-name="P1">'hello' <text:span text:style-name="T1">=&gt; <text:s/>String Value</text:span></text:p>
      <text:p text:style-name="P2">-87.8 <text:span text:style-name="T1">=&gt; Float Value</text:span></text:p>
      <text:p text:style-name="P1">- <text:span text:style-name="T1">=&gt; <text:s/>Mathematical operator </text:span></text:p>
      <text:p text:style-name="P1">/ <text:span text:style-name="T1">=&gt; <text:s/>Mathematical operator </text:span></text:p>
      <text:p text:style-name="P5">+ <text:span text:style-name="T29">=&gt; <text:s/>Mathematical operator </text:span></text:p>
      <text:p text:style-name="P10"><text:span text:style-name="T13">6 </text:span><text:span text:style-name="T14">=&gt; Iteger Value <text:line-break/><text:line-break/><text:line-break/><text:line-break/></text:span><text:bookmark text:name="docs-internal-guid-a64f9aa4-7fff-c3e7-5513-45a047a05073"/><text:span text:style-name="T19">2. What is the difference between string and variable?</text:span><text:span text:style-name="T13"><text:line-break/></text:span><text:span text:style-name="T18">Ans.</text:span><text:line-break/><text:span text:style-name="T1">A variable is used to store the value, its may string, integer, float, object etc.<text:line-break/><text:line-break/></text:span><text:soft-page-break/><text:span text:style-name="T1">String is a method to store human-readable text, like words and sentences.<text:line-break/><text:line-break/><text:line-break/><text:line-break/></text:span><text:bookmark text:name="docs-internal-guid-79dd45ab-7fff-0e6a-e8a8-53839ea21d0e"/><text:span text:style-name="T19">3. Describe three different data types.</text:span><text:span text:style-name="T13"><text:line-break/></text:span><text:span text:style-name="T18">Ans.</text:span><text:span text:style-name="T1"><text:line-break/>Integer =&gt; A perfect number </text:span><text:span text:style-name="T30">E</text:span><text:span text:style-name="T1">g: 6, 99, 695<text:line-break/>Float =&gt; A number with decimal points. </text:span><text:span text:style-name="T30">Eg</text:span><text:span text:style-name="T1"> 6.66, 99.02, 9.3<text:line-break/>String =&gt; Human-readable text. </text:span><text:span text:style-name="T30">Eg: “Hello World”<text:line-break/><text:line-break/><text:line-break/></text:span><text:bookmark text:name="docs-internal-guid-34484af6-7fff-871f-808b-8c5fb6d6aeca"/><text:span text:style-name="T19">4. What is an expression made up of? What do all expressions do?</text:span></text:p>
      <text:p text:style-name="P12">Ans.</text:p>
      <text:p text:style-name="P11">An expression in Python is a combination of operators and operands.<text:line-break/>The expression in Python produces some value or result after being interpreted by the Python interpreter.<text:line-break/></text:p>
      <text:p text:style-name="P11"/>
      <text:p text:style-name="P11">Eg: <text:s/></text:p>
      <text:p text:style-name="P11">a = 10 </text:p>
      <text:p text:style-name="P11"><text:soft-page-break/>a= a + 10</text:p>
      <text:p text:style-name="P13"><text:span text:style-name="T30">An example of expression can be : a = a + 10 . In this expression, the first 10 is assigned to the variable a. After the addition is performed, the result is assigned to the variable a.<text:line-break/><text:line-break/><text:line-break/><text:line-break/></text:span><text:bookmark text:name="docs-internal-guid-6a61291b-7fff-4c09-5845-415e1bd62110"/><text:span text:style-name="T19">5. This assignment statements, like spam = 10. What is the difference between an expression and a statement?</text:span></text:p>
      <text:p text:style-name="P14"><text:span text:style-name="T18">Ans.</text:span></text:p>
      <text:p text:style-name="P15"><text:span text:style-name="T16">spam = 10</text:span><text:span text:style-name="T17"><text:line-break/></text:span><text:span text:style-name="T16">If we see the above example 10 is assigned to spam variable it is an statement. <text:line-break/>When we will do any operations with this spam variable then it will call an expression. Eg: x = spam + 20 #Expression<text:line-break/><text:line-break/><text:line-break/></text:span><text:bookmark text:name="docs-internal-guid-a9012c41-7fff-af6f-c3ad-7836e471d38e"/><text:span text:style-name="T19">6. After running the following code, what does the variable bacon contain?</text:span></text:p>
      <text:p text:style-name="P7">bacon = 22</text:p>
      <text:p text:style-name="P7">bacon + 1</text:p>
      <text:p text:style-name="P16"><text:soft-page-break/><text:line-break/><text:span text:style-name="T6">Ans. 23<text:line-break/><text:line-break/><text:line-break/><text:line-break/></text:span><text:bookmark text:name="docs-internal-guid-337a7043-7fff-5bbd-0dcc-99a9f76720f6"/><text:span text:style-name="T9">7. What should the values of the following two terms be?</text:span><text:span text:style-name="T6"><text:line-break/></text:span><text:span text:style-name="T7">Ans.</text:span></text:p>
      <text:p text:style-name="P16"><text:span text:style-name="T4">'spam' + 'spamspam'<text:line-break/></text:span><text:span text:style-name="T8">=</text:span><text:span text:style-name="T28">spamspamspam</text:span></text:p>
      <text:p text:style-name="P4">'spam' * 3</text:p>
      <text:p text:style-name="P8"><text:span text:style-name="T38">=</text:span><text:span text:style-name="T36">spamspamspam</text:span></text:p>
      <text:p text:style-name="P9"><text:span text:style-name="T36">8. Why is eggs a valid variable name while 100 is invalid?</text:span></text:p>
      <text:p text:style-name="P16"><text:span text:style-name="T26">Ans.<text:line-break/></text:span><text:span text:style-name="T25">Eggs </text:span><text:span text:style-name="T26">is combination of char/laters but 100 is an number. In python variable shuld start with a charector not number.<text:line-break/><text:line-break/><text:line-break/></text:span><text:span text:style-name="T27">9. What three functions can be used to get the integer, floating-point number, or string</text:span></text:p>
      <text:p text:style-name="P16"><text:soft-page-break/><text:span text:style-name="T27">version of a value?</text:span><text:span text:style-name="T26"><text:line-break/><text:line-break/>Ans.<text:line-break/>int() , float() , and str()</text:span></text:p>
      <text:p text:style-name="P17"><text:bookmark text:name="docs-internal-guid-5c5ad2aa-7fff-02e0-c1f2-3d186f4c5daf"/><text:span text:style-name="T11">10. Why does this expression cause an error? How can you fix it?</text:span></text:p>
      <text:p text:style-name="P16"><text:span text:style-name="T10">'I have eaten ' + 99 + ' burritos.'</text:span><text:line-break/><text:span text:style-name="T42">Ans. <text:s/><text:line-break/>Concatennation can possible with string only but here 99 is a integer value. Thas whay we will get an error. <text:line-break/>We can run this as below<text:line-break/></text:span><text:span text:style-name="T45">'I have eaten '</text:span><text:span text:style-name="T48"> + </text:span><text:span text:style-name="T51">str</text:span><text:span text:style-name="T48">(</text:span><text:span text:style-name="T54">99</text:span><text:span text:style-name="T48">) + </text:span><text:span text:style-name="T45">' burritos.'</text:span></text:p>
      <text:p text:style-name="P16"><text:span text:style-name="T42"><text:line-break/></text:span><text:span text:style-name="T41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sans-serif"/>
    <style:font-face style:name="Chandas" svg:font-family="Chandas" style:font-pitch="variable"/>
    <style:font-face style:name="FreeSans" svg:font-family="FreeSans" style:font-family-generic="swiss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Roboto, Arial, sans-serif"/>
    <style:font-face style:name="monospace" svg:font-family="monospace"/>
    <style:font-face style:name="monospace1" svg:font-family="monospace, 'Droid Sans Mono', monospace, monospace, 'Droid Sans Fallback'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0:55:39.280820429</meta:creation-date>
    <dc:date>2023-03-14T16:58:34.137782325</dc:date>
    <meta:editing-duration>PT25M3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5" meta:paragraph-count="29" meta:word-count="431" meta:character-count="2358" meta:non-whitespace-character-count="1914"/>
  </office:meta>
</office:document-meta>
</file>